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ServletSupport.asBoolean( Http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XServletSuppor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rvletSupport.setManagementContext( ManagementContext managemen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rvletSupport.getQueryExp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XServletSupport.getObjectName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XServletSupport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XServletSupport.get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